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6.02mm" svg:height="90.04mm" svg:x="102.15mm" svg:y="13.28mm">
            <loext:p draw:notify-on-update-of-ranges="Sheet1.B1:Sheet1.B4 Sheet1.A1:Sheet1.A4 Sheet1.B1:Sheet1.B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4.36mm" svg:height="89.99mm" svg:x="247.8mm" svg:y="13.49mm">
            <loext:p draw:notify-on-update-of-ranges="Sheet1.B7:Sheet1.B10 Sheet1.A7:Sheet1.A10 Sheet1.B7:Sheet1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percentage" office:value="0.441" calcext:value-type="percentage">
            <text:p>44.10%</text:p>
          </table:table-cell>
          <table:table-cell office:value-type="string" calcext:value-type="string">
            <text:p>DOA</text:p>
          </table:table-cell>
        </table:table-row>
        <table:table-row table:style-name="ro1"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Early loss</text:p>
          </table:table-cell>
        </table:table-row>
        <table:table-row table:style-name="ro1">
          <table:table-cell office:value-type="percentage" office:value="0.234" calcext:value-type="percentage">
            <text:p>23.40%</text:p>
          </table:table-cell>
          <table:table-cell office:value-type="string" calcext:value-type="string">
            <text:p>Partial mission</text:p>
          </table:table-cell>
        </table:table-row>
        <table:table-row table:style-name="ro1"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Full mission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percentage" office:value="0.063" calcext:value-type="percentage">
            <text:p>6.30%</text:p>
          </table:table-cell>
          <table:table-cell office:value-type="string" calcext:value-type="string">
            <text:p>DOA</text:p>
          </table:table-cell>
        </table:table-row>
        <table:table-row table:style-name="ro1">
          <table:table-cell office:value-type="percentage" office:value="0.063" calcext:value-type="percentage">
            <text:p>6.30%</text:p>
          </table:table-cell>
          <table:table-cell office:value-type="string" calcext:value-type="string">
            <text:p>Early loss</text:p>
          </table:table-cell>
        </table:table-row>
        <table:table-row table:style-name="ro1">
          <table:table-cell office:value-type="percentage" office:value="0.594" calcext:value-type="percentage">
            <text:p>59.40%</text:p>
          </table:table-cell>
          <table:table-cell office:value-type="string" calcext:value-type="string">
            <text:p>Partial mission</text:p>
          </table:table-cell>
        </table:table-row>
        <table:table-row table:style-name="ro1">
          <table:table-cell office:value-type="percentage" office:value="0.281" calcext:value-type="percentage">
            <text:p>28.10%</text:p>
          </table:table-cell>
          <table:table-cell office:value-type="string" calcext:value-type="string">
            <text:p>Full mi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18:41.582359209</meta:creation-date>
    <dc:date>2018-03-19T13:16:37.327539106</dc:date>
    <meta:editing-duration>PT14M14S</meta:editing-duration>
    <meta:editing-cycles>2</meta:editing-cycles>
    <meta:generator>LibreOffice/5.2.7.2$Linux_X86_64 LibreOffice_project/20m0$Build-2</meta:generator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5000b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fill-color="#004586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03cm" svg:height="9.005cm" xlink:href=".." xlink:type="simple" chart:class="chart:circle" chart:style-name="ch1">
        <chart:legend chart:legend-position="end" svg:x="9.981cm" svg:y="3.35cm" style:legend-expansion="high" chart:style-name="ch2"/>
        <chart:plot-area chart:style-name="ch3" table:cell-range-address="Sheet1.A1:Sheet1.B4" chart:data-source-has-labels="both" svg:x="0.693cm" svg:y="0.6cm" svg:width="7.771cm" svg:height="7.772cm">
          <chartooo:coordinate-region svg:x="0.636cm" svg:y="0.601cm" svg:width="7.885cm" svg:height="7.771cm"/>
          <chart:axis chart:dimension="x" chart:name="primary-x" chart:style-name="ch4" chartooo:axis-type="auto">
            <chartooo:date-scale/>
            <chart:categories table:cell-range-address="Sheet1.B1:Sheet1.B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B1:Sheet1.B4" chart:label-cell-address="Sheet1.B1:Sheet1.B4" chart:class="chart:circle">
            <chart:data-point chart:style-name="ch12"/>
            <chart:data-point chart:style-name="ch8"/>
            <chart:data-point chart:style-name="ch9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A Early loss Partial mission Full mission</text:p>
                <text:list>
                  <text:list-item>
                    <text:p>DOA</text:p>
                  </text:list-item>
                  <text:list-item>
                    <text:p>Early loss</text:p>
                  </text:list-item>
                  <text:list-item>
                    <text:p>Partial mission</text:p>
                  </text:list-item>
                  <text:list-item>
                    <text:p>Full mission</text:p>
                  </text:list-item>
                </text:list>
                <draw:g>
                  <svg:desc>Sheet1.B1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A</text:p>
                <draw:g>
                  <svg:desc>Sheet1.B1:Sheet1.B4</svg:desc>
                </draw:g>
              </table:table-cell>
              <table:table-cell office:value-type="float" office:value="0.441">
                <text:p>0.441</text:p>
                <draw:g>
                  <svg:desc>Sheet1.A1:Sheet1.A4</svg:desc>
                </draw:g>
              </table:table-cell>
              <table:table-cell office:value-type="float" office:value="NaN">
                <text:p>NaN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Early loss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al mission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 mission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990000"/>
    </style:style>
    <style:style style:name="ch8" style:family="chart"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fill-color="#004586"/>
    </style:style>
    <style:style style:name="ch13" style:family="chart">
      <style:graphic-properties draw:fill-color="#ffd320"/>
    </style:style>
    <style:style style:name="ch14" style:family="chart">
      <style:graphic-properties draw:fill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7cm" svg:height="9cm" xlink:href=".." xlink:type="simple" chart:class="chart:circle" chart:style-name="ch1">
        <chart:legend chart:legend-position="end" svg:x="9.815cm" svg:y="3.348cm" style:legend-expansion="high" chart:style-name="ch2"/>
        <chart:plot-area chart:style-name="ch3" table:cell-range-address="Sheet1.A7:Sheet1.B10" chart:data-source-has-labels="column" svg:x="0.437cm" svg:y="0.738cm" svg:width="7.557cm" svg:height="7.558cm">
          <chartooo:coordinate-region svg:x="0.437cm" svg:y="0.739cm" svg:width="7.557cm" svg:height="7.557cm"/>
          <chart:axis chart:dimension="x" chart:name="primary-x" chart:style-name="ch4" chartooo:axis-type="auto">
            <chartooo:date-scale/>
            <chart:categories table:cell-range-address="Sheet1.B7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10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B7:Sheet1.B10" chart:class="chart:circle">
            <chart:data-point chart:style-name="ch12"/>
            <chart:data-point chart:style-name="ch8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OA</text:p>
                <draw:g>
                  <svg:desc>Sheet1.B7:Sheet1.B10</svg:desc>
                </draw:g>
              </table:table-cell>
              <table:table-cell office:value-type="float" office:value="0.063">
                <text:p>0.063</text:p>
                <draw:g>
                  <svg:desc>Sheet1.A7:Sheet1.A10</svg:desc>
                </draw:g>
              </table:table-cell>
              <table:table-cell office:value-type="float" office:value="NaN">
                <text:p>NaN</text:p>
                <draw:g>
                  <svg:desc>Sheet1.B7:Sheet1.B10</svg:desc>
                </draw:g>
              </table:table-cell>
            </table:table-row>
            <table:table-row>
              <table:table-cell office:value-type="string">
                <text:p>Early loss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al mission</text:p>
              </table:table-cell>
              <table:table-cell office:value-type="float" office:value="0.594">
                <text:p>0.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 mission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